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1.24pt"/>
    </style:style>
    <style:style style:name="co2" style:family="table-column">
      <style:table-column-properties fo:break-before="auto" style:column-width="212.51pt"/>
    </style:style>
    <style:style style:name="co3" style:family="table-column">
      <style:table-column-properties fo:break-before="auto" style:column-width="443.1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77.1pt"/>
    </style:style>
    <style:style style:name="co6" style:family="table-column">
      <style:table-column-properties fo:break-before="auto" style:column-width="182.64pt"/>
    </style:style>
    <style:style style:name="co7" style:family="table-column">
      <style:table-column-properties fo:break-before="auto" style:column-width="466.7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56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2._20_Módulo_20_Acadêmico">
      <style:table-properties table:display="true" style:writing-mode="lr-tb"/>
    </style:style>
    <style:style style:name="ta2" style:family="table" style:master-page-name="PageStyle_5f_2.2_20_Facilidades_20_aos_20_Professores">
      <style:table-properties table:display="true" style:writing-mode="lr-tb"/>
    </style:style>
    <style:style style:name="ta3" style:family="table" style:master-page-name="PageStyle_5f_2.1_20_Melhor_20_Gestão_20_para_20_Secretaria...">
      <style:table-properties table:display="true" style:writing-mode="lr-tb"/>
    </style:style>
    <style:style style:name="ta4" style:family="table" style:master-page-name="PageStyle_5f_2.3_20_Benefícios_20_aos_20_estudantes_20_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 style:data-style-name="N100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 style:data-style-name="N100">
      <style:table-cell-properties fo:background-color="#4285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6" style:family="table-cell" style:parent-style-name="Default" style:data-style-name="N100">
      <style:table-cell-properties fo:background-color="#fbbc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0" style:family="table-cell" style:parent-style-name="Default" style:data-style-name="N100">
      <style:table-cell-properties fo:background-color="#fbbc0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3" style:family="table-cell" style:parent-style-name="Default" style:data-style-name="N100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1" style:family="table-cell" style:parent-style-name="Default">
      <style:table-cell-properties fo:background-color="#b7b7b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2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3pt" fo:font-style="normal" fo:text-shadow="none" style:text-underline-style="none" fo:font-weight="normal" style:font-size-asian="13pt" style:font-style-asian="normal" style:font-weight-asian="normal" style:font-name-complex="&quot;Liberation Sans&quot;" style:font-size-complex="13pt" style:font-style-complex="normal" style:font-weight-complex="normal"/>
    </style:style>
    <style:style style:name="ce30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1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13pt" fo:font-style="normal" fo:text-shadow="none" style:text-underline-style="none" fo:font-weight="normal" style:font-size-asian="13pt" style:font-style-asian="normal" style:font-weight-asian="normal" style:font-name-complex="&quot;Liberation Sans&quot;" style:font-size-complex="13pt" style:font-style-complex="normal" style:font-weight-complex="normal"/>
    </style:style>
    <style:style style:name="ce32" style:family="table-cell" style:parent-style-name="Default">
      <style:table-cell-properties fo:background-color="#4285f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4a86e8"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" style:family="text">
      <style:text-properties style:font-style-complex="normal" style:font-name="Arial" style:font-style-asian="normal" style:font-weight-complex="normal" style:font-weight-asian="normal" style:font-size-complex="13pt" style:font-size-asian="13pt" style:font-name-complex="Arial" style:text-position="0% 100%" fo:color="#ff0000" style:text-outline="false" fo:font-style="normal" style:text-line-through-type="none" style:text-underline-style="none" style:text-underline-color="font-color" fo:font-weight="normal" fo:font-size="13pt" fo:text-shadow="none"/>
    </style:style>
    <style:style style:name="T2" style:family="text">
      <style:text-properties style:font-style-complex="normal" style:font-name="Arial" style:font-style-asian="normal" style:font-weight-complex="normal" style:font-weight-asian="normal" style:font-size-complex="13pt" style:font-size-asian="13pt" style:font-name-complex="Arial" style:text-position="0% 100%" style:text-outline="false" fo:font-style="normal" style:text-line-through-type="none" style:text-underline-style="none" style:text-underline-color="font-color" fo:font-weight="normal" fo:font-size="13pt" fo:text-shadow="none" fo:color="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. Módulo Acadêmic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ID</text:p>
          </table:table-cell>
          <table:table-cell table:style-name="ce11" office:value-type="string" calcext:value-type="string">
            <text:p>REQUISITO</text:p>
          </table:table-cell>
          <table:table-cell table:style-name="ce20" office:value-type="string" calcext:value-type="string">
            <text:p>DESCRIÇÃO</text:p>
          </table:table-cell>
          <table:table-cell table:style-name="ce21" office:value-type="string" calcext:value-type="string">
            <text:p>TIPO</text:p>
          </table:table-cell>
          <table:table-cell table:style-name="ce21" office:value-type="string" calcext:value-type="string">
            <text:p>MÓDULO</text:p>
          </table:table-cell>
          <table:table-cell table:style-name="ce24" office:value-type="string" calcext:value-type="string">
            <text:p>SÉRIE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9" office:value-type="string" calcext:value-type="string" table:number-columns-spanned="26" table:number-rows-spanned="1">
            <text:p>2. Módulo Acadêmico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3"/>
          <table:table-cell table:style-name="ce3" table:formula="of:=CONCATENATE([.G3];&quot;_&quot;;[.E3])" office:value-type="string" office:string-value="1_RF" calcext:value-type="string">
            <text:p>1_RF</text:p>
          </table:table-cell>
          <table:table-cell table:style-name="ce12" office:value-type="string" calcext:value-type="string">
            <text:p>Cadastrar curso</text:p>
          </table:table-cell>
          <table:table-cell table:style-name="ce15" office:value-type="string" calcext:value-type="string">
            <text:p>Cadastra um novo curso no sistem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1" calcext:value-type="float">
            <text:p>1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3" table:formula="of:=CONCATENATE([.G4];&quot;_&quot;;[.E4])" office:value-type="string" office:string-value="2_RF" calcext:value-type="string">
            <text:p>2_RF</text:p>
          </table:table-cell>
          <table:table-cell table:style-name="ce12" office:value-type="string" calcext:value-type="string">
            <text:p>Cadastrar disciplina</text:p>
          </table:table-cell>
          <table:table-cell table:style-name="ce15" office:value-type="string" calcext:value-type="string">
            <text:p>Cadastra uma nova disciplina em um curso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2" calcext:value-type="float">
            <text:p>2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3" table:formula="of:=CONCATENATE([.G5];&quot;_&quot;;[.E5])" office:value-type="string" office:string-value="3_RF" calcext:value-type="string">
            <text:p>3_RF</text:p>
          </table:table-cell>
          <table:table-cell table:style-name="ce12" office:value-type="string" calcext:value-type="string">
            <text:p>Cadastrar turma</text:p>
          </table:table-cell>
          <table:table-cell table:style-name="ce15" office:value-type="string" calcext:value-type="string">
            <text:p>Cadastra uma turma em uma disciplina, uma turma precisa de professor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3" calcext:value-type="float">
            <text:p>3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3" table:formula="of:=CONCATENATE([.G6];&quot;_&quot;;[.E6])" office:value-type="string" office:string-value="4_RF" calcext:value-type="string">
            <text:p>4_RF</text:p>
          </table:table-cell>
          <table:table-cell table:style-name="ce12" office:value-type="string" calcext:value-type="string">
            <text:p>Cadasrar sala</text:p>
          </table:table-cell>
          <table:table-cell table:style-name="ce15" office:value-type="string" calcext:value-type="string">
            <text:p>Cadastra uma sal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4" calcext:value-type="float">
            <text:p>4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3" table:formula="of:=CONCATENATE([.G7];&quot;_&quot;;[.E7])" office:value-type="string" office:string-value="5_RF" calcext:value-type="string">
            <text:p>5_RF</text:p>
          </table:table-cell>
          <table:table-cell table:style-name="ce12" office:value-type="string" calcext:value-type="string">
            <text:p>Cadastrar professor</text:p>
          </table:table-cell>
          <table:table-cell table:style-name="ce15" office:value-type="string" calcext:value-type="string">
            <text:p>Cadastra um(a) novo(a) professor(a)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5" calcext:value-type="float">
            <text:p>5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3" table:formula="of:=CONCATENATE([.G8];&quot;_&quot;;[.E8])" office:value-type="string" office:string-value="6_RF" calcext:value-type="string">
            <text:p>6_RF</text:p>
          </table:table-cell>
          <table:table-cell table:style-name="ce12" office:value-type="string" calcext:value-type="string">
            <text:p>Cadastrar aluno</text:p>
          </table:table-cell>
          <table:table-cell table:style-name="ce15" office:value-type="string" calcext:value-type="string">
            <text:p>Cadastrar um(a) novo(a) aluno(a)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6" calcext:value-type="float">
            <text:p>6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/>
          <table:table-cell table:style-name="ce3" table:formula="of:=CONCATENATE([.G9];&quot;_&quot;;[.E9])" office:value-type="string" office:string-value="7_RF" calcext:value-type="string">
            <text:p>7_RF</text:p>
          </table:table-cell>
          <table:table-cell table:style-name="ce12" office:value-type="string" calcext:value-type="string">
            <text:p><text:s/></text:p>
          </table:table-cell>
          <table:table-cell table:style-name="ce15" office:value-type="string" calcext:value-type="string">
            <text:p>Inscreve um(a) aluno(a) na disciplin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7" calcext:value-type="float">
            <text:p>7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OFF</text:p>
          </table:table-cell>
          <table:table-cell table:style-name="ce3" table:formula="of:=CONCATENATE([.G10];&quot;_&quot;;[.E10])" office:value-type="string" office:string-value="8_RF" calcext:value-type="string">
            <text:p>8_RF</text:p>
          </table:table-cell>
          <table:table-cell table:style-name="ce12" office:value-type="string" calcext:value-type="string">
            <text:p>Criar turma</text:p>
          </table:table-cell>
          <table:table-cell table:style-name="ce15" office:value-type="string" calcext:value-type="string">
            <text:p>Cria uma turm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8" calcext:value-type="float">
            <text:p>8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???</text:p>
          </table:table-cell>
          <table:table-cell table:style-name="ce3" table:formula="of:=CONCATENATE([.G11];&quot;_&quot;;[.E11])" office:value-type="string" office:string-value="9_RF" calcext:value-type="string">
            <text:p>9_RF</text:p>
          </table:table-cell>
          <table:table-cell table:style-name="ce12" office:value-type="string" calcext:value-type="string">
            <text:p>Alocar sala</text:p>
          </table:table-cell>
          <table:table-cell table:style-name="ce15" office:value-type="string" calcext:value-type="string">
            <text:p>Relacionar a turma a uma sal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9" calcext:value-type="float">
            <text:p>9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OFF</text:p>
          </table:table-cell>
          <table:table-cell table:style-name="ce3" table:formula="of:=CONCATENATE([.G12];&quot;_&quot;;[.E12])" office:value-type="string" office:string-value="10_RF" calcext:value-type="string">
            <text:p>10_RF</text:p>
          </table:table-cell>
          <table:table-cell table:style-name="ce12" office:value-type="string" calcext:value-type="string">
            <text:p>Lançar pauta de aula</text:p>
          </table:table-cell>
          <table:table-cell table:style-name="ce15" office:value-type="string" calcext:value-type="string">
            <text:p>Lançar pauta de aula do professor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10" calcext:value-type="float">
            <text:p>10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OFF</text:p>
          </table:table-cell>
          <table:table-cell table:style-name="ce3" table:formula="of:=CONCATENATE([.G13];&quot;_&quot;;[.E13])" office:value-type="string" office:string-value="11_RF" calcext:value-type="string">
            <text:p>11_RF</text:p>
          </table:table-cell>
          <table:table-cell table:style-name="ce12" office:value-type="string" calcext:value-type="string">
            <text:p>Lançar frequência</text:p>
          </table:table-cell>
          <table:table-cell table:style-name="ce15" office:value-type="string" calcext:value-type="string">
            <text:p>Lançar frequência do aluno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11" calcext:value-type="float">
            <text:p>11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OFF</text:p>
          </table:table-cell>
          <table:table-cell table:style-name="ce3" table:formula="of:=CONCATENATE([.G14];&quot;_&quot;;[.E14])" office:value-type="string" office:string-value="12_RF" calcext:value-type="string">
            <text:p>12_RF</text:p>
          </table:table-cell>
          <table:table-cell table:style-name="ce12" office:value-type="string" calcext:value-type="string">
            <text:p>Lançar notas finais</text:p>
          </table:table-cell>
          <table:table-cell table:style-name="ce15" office:value-type="string" calcext:value-type="string">
            <text:p>Lançar notas para o(a) aluno(a)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12" calcext:value-type="float">
            <text:p>12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???</text:p>
          </table:table-cell>
          <table:table-cell table:style-name="ce3" table:formula="of:=CONCATENATE([.G15];&quot;_&quot;;[.E15])" office:value-type="string" office:string-value="13_RF" calcext:value-type="string">
            <text:p>13_RF</text:p>
          </table:table-cell>
          <table:table-cell table:style-name="ce12" office:value-type="string" calcext:value-type="string">
            <text:p><text:span text:style-name="T1">Rematrícula </text:span><text:span text:style-name="T2">Manual</text:span></text:p>
          </table:table-cell>
          <table:table-cell table:style-name="ce15" office:value-type="string" calcext:value-type="string">
            <text:p>Rematricula um aluno em uma disciplin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13" calcext:value-type="float">
            <text:p>13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???</text:p>
          </table:table-cell>
          <table:table-cell table:style-name="ce3" table:formula="of:=CONCATENATE([.G16];&quot;_&quot;;[.E16])" office:value-type="string" office:string-value="14_RF" calcext:value-type="string">
            <text:p>14_RF</text:p>
          </table:table-cell>
          <table:table-cell table:style-name="ce12" office:value-type="string" calcext:value-type="string">
            <text:p>Rematrícula Automática</text:p>
          </table:table-cell>
          <table:table-cell table:style-name="ce15" office:value-type="string" calcext:value-type="string">
            <text:p>Rematricula um aluno em uma disciplin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CAD2</text:p>
          </table:table-cell>
          <table:table-cell table:style-name="ce24" office:value-type="float" office:value="14" calcext:value-type="float">
            <text:p>14.00</text:p>
          </table:table-cell>
          <table:table-cell/>
          <table:table-cell table:style-name="ce3"/>
          <table:table-cell table:number-columns-repeated="1015"/>
        </table:table-row>
        <table:table-row table:style-name="ro1">
          <table:table-cell table:style-name="ce2"/>
          <table:table-cell table:style-name="ce9" office:value-type="string" calcext:value-type="string" table:number-columns-spanned="26" table:number-rows-spanned="1">
            <text:p>2.1 Melhor Gestão para Secretaria, Coordenadores e Gestores </text:p>
            <text:p>de Cursos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4"/>
          <table:table-cell table:style-name="ce4" table:formula="of:=CONCATENATE([.G18];&quot;_&quot;;[.E18])" office:value-type="string" office:string-value="15_RF" calcext:value-type="string">
            <text:p>15_RF</text:p>
          </table:table-cell>
          <table:table-cell table:style-name="ce12" office:value-type="string" calcext:value-type="string">
            <text:p>Cadastrar coordenador</text:p>
          </table:table-cell>
          <table:table-cell table:style-name="ce15" office:value-type="string" calcext:value-type="string">
            <text:p>Cadastra o(a) coordenador(a) do curso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COD2.1</text:p>
          </table:table-cell>
          <table:table-cell table:style-name="ce24" office:value-type="float" office:value="15" calcext:value-type="float">
            <text:p>15.0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CONCATENATE([.G19];&quot;_&quot;;[.E19])" office:value-type="string" office:string-value="16_RF" calcext:value-type="string">
            <text:p>16_RF</text:p>
          </table:table-cell>
          <table:table-cell table:style-name="ce12" office:value-type="string" calcext:value-type="string">
            <text:p>Cadastrar prazos e metas </text:p>
          </table:table-cell>
          <table:table-cell table:style-name="ce15" office:value-type="string" calcext:value-type="string">
            <text:p>Prazos e metas cadastrados por coodernadores. **Provavelmente seja prazo da turma**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COD2.1</text:p>
          </table:table-cell>
          <table:table-cell table:style-name="ce24" office:value-type="float" office:value="16" calcext:value-type="float">
            <text:p>16.0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4" table:formula="of:=CONCATENATE([.G20];&quot;_&quot;;[.E20])" office:value-type="string" office:string-value="17_RF" calcext:value-type="string">
            <text:p>17_RF</text:p>
          </table:table-cell>
          <table:table-cell table:style-name="ce12" office:value-type="string" calcext:value-type="string">
            <text:p>Auditar o diário de aula</text:p>
          </table:table-cell>
          <table:table-cell table:style-name="ce15" office:value-type="string" calcext:value-type="string">
            <text:p>Verificar se dados lançados referentes a o diário de classe estão correto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COD2.1</text:p>
          </table:table-cell>
          <table:table-cell table:style-name="ce24" office:value-type="float" office:value="17" calcext:value-type="float">
            <text:p>17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4"/>
          <table:table-cell table:style-name="ce4" table:formula="of:=CONCATENATE([.G21];&quot;_&quot;;[.E21])" office:value-type="string" office:string-value="18_RF" calcext:value-type="string">
            <text:p>18_RF</text:p>
          </table:table-cell>
          <table:table-cell table:style-name="ce12" office:value-type="string" calcext:value-type="string">
            <text:p>Consultar avaliações</text:p>
          </table:table-cell>
          <table:table-cell table:style-name="ce15" office:value-type="string" calcext:value-type="string">
            <text:p>Consultar avaliações por turma e disciplin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COD2.1</text:p>
          </table:table-cell>
          <table:table-cell table:style-name="ce24" office:value-type="float" office:value="18" calcext:value-type="float">
            <text:p>18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4"/>
          <table:table-cell table:style-name="ce4" table:formula="of:=CONCATENATE([.G22];&quot;_&quot;;[.E22])" office:value-type="string" office:string-value="19_RF" calcext:value-type="string">
            <text:p>19_RF</text:p>
          </table:table-cell>
          <table:table-cell table:style-name="ce12" office:value-type="string" calcext:value-type="string">
            <text:p>Monitorar resultados do estudante</text:p>
          </table:table-cell>
          <table:table-cell table:style-name="ce15" office:value-type="string" calcext:value-type="string">
            <text:p>Monitorar os resultados do estudante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COD2.1</text:p>
          </table:table-cell>
          <table:table-cell table:style-name="ce24" office:value-type="float" office:value="19" calcext:value-type="float">
            <text:p>19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4"/>
          <table:table-cell table:style-name="ce4" table:formula="of:=CONCATENATE([.G23];&quot;_&quot;;[.E23])" office:value-type="string" office:string-value="20_RF" calcext:value-type="string">
            <text:p>20_RF</text:p>
          </table:table-cell>
          <table:table-cell table:style-name="ce12" office:value-type="string" calcext:value-type="string">
            <text:p>Análise curricular do Estudante</text:p>
          </table:table-cell>
          <table:table-cell table:style-name="ce15" office:value-type="string" calcext:value-type="string">
            <text:p>Analisar currículo do Estudante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COD2.1</text:p>
          </table:table-cell>
          <table:table-cell table:style-name="ce24" office:value-type="float" office:value="20" calcext:value-type="float">
            <text:p>20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6" table:number-rows-spanned="1">
            <text:p>2.2 Facilidades aos Professores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5"/>
          <table:table-cell table:style-name="ce5" table:formula="of:=CONCATENATE([.G25];&quot;_&quot;;[.E25])" office:value-type="string" office:string-value="21_RF" calcext:value-type="string">
            <text:p>21_RF</text:p>
          </table:table-cell>
          <table:table-cell table:style-name="ce12" office:value-type="string" calcext:value-type="string">
            <text:p>Cadastrar avaliações</text:p>
          </table:table-cell>
          <table:table-cell table:style-name="ce15" office:value-type="string" calcext:value-type="string">
            <text:p>Cadastrar avalições dos Estudante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PROF2.2</text:p>
          </table:table-cell>
          <table:table-cell table:style-name="ce25" office:value-type="float" office:value="21" calcext:value-type="float">
            <text:p>21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26];&quot;_&quot;;[.E26])" office:value-type="string" office:string-value="22_RF" calcext:value-type="string">
            <text:p>22_RF</text:p>
          </table:table-cell>
          <table:table-cell table:style-name="ce12" office:value-type="string" calcext:value-type="string">
            <text:p>Cadastrar notas</text:p>
          </table:table-cell>
          <table:table-cell table:style-name="ce15" office:value-type="string" calcext:value-type="string">
            <text:p>Cadastrar notas dos Estudante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PROF2.2</text:p>
          </table:table-cell>
          <table:table-cell table:style-name="ce25" office:value-type="float" office:value="22" calcext:value-type="float">
            <text:p>22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27];&quot;_&quot;;[.E27])" office:value-type="string" office:string-value="23_RF" calcext:value-type="string">
            <text:p>23_RF</text:p>
          </table:table-cell>
          <table:table-cell table:style-name="ce12" office:value-type="string" calcext:value-type="string">
            <text:p>Lançar faltas</text:p>
          </table:table-cell>
          <table:table-cell table:style-name="ce15" office:value-type="string" calcext:value-type="string">
            <text:p>Lançar falta dos Estudante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PROF2.2</text:p>
          </table:table-cell>
          <table:table-cell table:style-name="ce25" office:value-type="float" office:value="23" calcext:value-type="float">
            <text:p>23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28];&quot;_&quot;;[.E28])" office:value-type="string" office:string-value="24_RF" calcext:value-type="string">
            <text:p>24_RF</text:p>
          </table:table-cell>
          <table:table-cell table:style-name="ce12" office:value-type="string" calcext:value-type="string">
            <text:p>Cadastrar conteúdo de aula</text:p>
          </table:table-cell>
          <table:table-cell table:style-name="ce15" office:value-type="string" calcext:value-type="string">
            <text:p>Cadastrar o conteúdo da aul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PROF2.2</text:p>
          </table:table-cell>
          <table:table-cell table:style-name="ce25" office:value-type="float" office:value="24" calcext:value-type="float">
            <text:p>24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29];&quot;_&quot;;[.E29])" office:value-type="string" office:string-value="25_RF" calcext:value-type="string">
            <text:p>25_RF</text:p>
          </table:table-cell>
          <table:table-cell table:style-name="ce12" office:value-type="string" calcext:value-type="string">
            <text:p>Consultar diário de classe</text:p>
          </table:table-cell>
          <table:table-cell table:style-name="ce15" office:value-type="string" calcext:value-type="string">
            <text:p>Consultar o diário de classe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PROF2.2</text:p>
          </table:table-cell>
          <table:table-cell table:style-name="ce25" office:value-type="float" office:value="25" calcext:value-type="float">
            <text:p>25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30];&quot;_&quot;;[.E30])" office:value-type="string" office:string-value="26_RF" calcext:value-type="string">
            <text:p>26_RF</text:p>
          </table:table-cell>
          <table:table-cell table:style-name="ce12" office:value-type="string" calcext:value-type="string">
            <text:p>Lançar frequência automáticamente</text:p>
          </table:table-cell>
          <table:table-cell table:style-name="ce15" office:value-type="string" calcext:value-type="string">
            <text:p>Lançamento de frequência automática através do sistema de integração de acesso a sala de aul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PROF2.2</text:p>
          </table:table-cell>
          <table:table-cell table:style-name="ce25" office:value-type="float" office:value="26" calcext:value-type="float">
            <text:p>26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31];&quot;_&quot;;[.E31])" office:value-type="string" office:string-value="27_RF" calcext:value-type="string">
            <text:p>27_RF</text:p>
          </table:table-cell>
          <table:table-cell table:style-name="ce12" office:value-type="string" calcext:value-type="string">
            <text:p>Calcular freqûencia automáticamente</text:p>
          </table:table-cell>
          <table:table-cell table:style-name="ce15" office:value-type="string" calcext:value-type="string">
            <text:p>Calcula a frequência através dos lançamentos de frequência do sistema de integração de acesso a sala de aul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PROF2.2</text:p>
          </table:table-cell>
          <table:table-cell table:style-name="ce25" office:value-type="float" office:value="27" calcext:value-type="float">
            <text:p>27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6"/>
          <table:table-cell table:style-name="ce10" office:value-type="string" calcext:value-type="string">
            <text:p>66_RF</text:p>
          </table:table-cell>
          <table:table-cell table:style-name="ce13" office:value-type="string" calcext:value-type="string">
            <text:p>Lançar diário de classe</text:p>
          </table:table-cell>
          <table:table-cell table:style-name="ce13" office:value-type="string" calcext:value-type="string">
            <text:p>Lança o diário de aula de uma turma</text:p>
          </table:table-cell>
          <table:table-cell table:style-name="ce13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9" office:value-type="string" calcext:value-type="string" table:number-columns-spanned="26" table:number-rows-spanned="1">
            <text:p>2.3 Benefícios aos estudantes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5"/>
          <table:table-cell table:style-name="ce5" table:formula="of:=CONCATENATE([.G34];&quot;_&quot;;[.E34])" office:value-type="string" office:string-value="28_RF" calcext:value-type="string">
            <text:p>28_RF</text:p>
          </table:table-cell>
          <table:table-cell table:style-name="ce12" office:value-type="string" calcext:value-type="string">
            <text:p>Acessar o horário de aulas</text:p>
          </table:table-cell>
          <table:table-cell table:style-name="ce15" office:value-type="string" calcext:value-type="string">
            <text:p>Permitir ao aluno consultar os horários de suas aula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EST2.3</text:p>
          </table:table-cell>
          <table:table-cell table:style-name="ce25" office:value-type="float" office:value="28" calcext:value-type="float">
            <text:p>28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35];&quot;_&quot;;[.E35])" office:value-type="string" office:string-value="29_RF" calcext:value-type="string">
            <text:p>29_RF</text:p>
          </table:table-cell>
          <table:table-cell table:style-name="ce12" office:value-type="string" calcext:value-type="string">
            <text:p>Acessar notas</text:p>
          </table:table-cell>
          <table:table-cell table:style-name="ce15" office:value-type="string" calcext:value-type="string">
            <text:p>Permitir ao aluno consultar suas notas em avaliaçõe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EST2.3</text:p>
          </table:table-cell>
          <table:table-cell table:style-name="ce25" office:value-type="float" office:value="29" calcext:value-type="float">
            <text:p>29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36];&quot;_&quot;;[.E36])" office:value-type="string" office:string-value="30_RF" calcext:value-type="string">
            <text:p>30_RF</text:p>
          </table:table-cell>
          <table:table-cell table:style-name="ce12" office:value-type="string" calcext:value-type="string">
            <text:p>Acessar frequência</text:p>
          </table:table-cell>
          <table:table-cell table:style-name="ce15" office:value-type="string" calcext:value-type="string">
            <text:p>Permitir ao aluno consultar sua frequência em uma disciplin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EST2.3</text:p>
          </table:table-cell>
          <table:table-cell table:style-name="ce25" office:value-type="float" office:value="30" calcext:value-type="float">
            <text:p>30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37];&quot;_&quot;;[.E37])" office:value-type="string" office:string-value="31_RF" calcext:value-type="string">
            <text:p>31_RF</text:p>
          </table:table-cell>
          <table:table-cell table:style-name="ce12" office:value-type="string" calcext:value-type="string">
            <text:p>Acessar histórico escolar</text:p>
          </table:table-cell>
          <table:table-cell table:style-name="ce15" office:value-type="string" calcext:value-type="string">
            <text:p>Permitir ao aluno consultar seu histórico escolar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EST2.3</text:p>
          </table:table-cell>
          <table:table-cell table:style-name="ce25" office:value-type="float" office:value="31" calcext:value-type="float">
            <text:p>31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38];&quot;_&quot;;[.E38])" office:value-type="string" office:string-value="32_RF" calcext:value-type="string">
            <text:p>32_RF</text:p>
          </table:table-cell>
          <table:table-cell table:style-name="ce12" office:value-type="string" calcext:value-type="string">
            <text:p>Acessar plano de estudo</text:p>
          </table:table-cell>
          <table:table-cell table:style-name="ce15" office:value-type="string" calcext:value-type="string">
            <text:p>Permitir ao aluno consultar o plano de estudo 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EST2.3</text:p>
          </table:table-cell>
          <table:table-cell table:style-name="ce25" office:value-type="float" office:value="32" calcext:value-type="float">
            <text:p>32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39];&quot;_&quot;;[.E39])" office:value-type="string" office:string-value="33_RF" calcext:value-type="string">
            <text:p>33_RF</text:p>
          </table:table-cell>
          <table:table-cell table:style-name="ce12" office:value-type="string" calcext:value-type="string">
            <text:p>Requisitar Documentos</text:p>
          </table:table-cell>
          <table:table-cell table:style-name="ce15" office:value-type="string" calcext:value-type="string">
            <text:p>Permitir ao aluno requisitar a emissão de documento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EST2.3</text:p>
          </table:table-cell>
          <table:table-cell table:style-name="ce25" office:value-type="float" office:value="33" calcext:value-type="float">
            <text:p>33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40];&quot;_&quot;;[.E40])" office:value-type="string" office:string-value="34_RF" calcext:value-type="string">
            <text:p>34_RF</text:p>
          </table:table-cell>
          <table:table-cell table:style-name="ce12" office:value-type="string" calcext:value-type="string">
            <text:p>Sugerir</text:p>
          </table:table-cell>
          <table:table-cell table:style-name="ce15" office:value-type="string" calcext:value-type="string">
            <text:p>Permitir ao aluno enviar sugestõe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EST2.3</text:p>
          </table:table-cell>
          <table:table-cell table:style-name="ce25" office:value-type="float" office:value="34" calcext:value-type="float">
            <text:p>34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41];&quot;_&quot;;[.E41])" office:value-type="string" office:string-value="35_RF" calcext:value-type="string">
            <text:p>35_RF</text:p>
          </table:table-cell>
          <table:table-cell table:style-name="ce12" office:value-type="string" calcext:value-type="string">
            <text:p>Reclamar</text:p>
          </table:table-cell>
          <table:table-cell table:style-name="ce15" office:value-type="string" calcext:value-type="string">
            <text:p>Permitir ao aluno reclamar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EST2.3</text:p>
          </table:table-cell>
          <table:table-cell table:style-name="ce25" office:value-type="float" office:value="35" calcext:value-type="float">
            <text:p>35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6" table:number-rows-spanned="1">
            <text:p>3. Módulo Financeiro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5"/>
          <table:table-cell table:style-name="ce5" table:formula="of:=CONCATENATE([.G43];&quot;_&quot;;[.E43])" office:value-type="string" office:string-value="36_RF" calcext:value-type="string">
            <text:p>36_RF</text:p>
          </table:table-cell>
          <table:table-cell table:style-name="ce12" office:value-type="string" calcext:value-type="string">
            <text:p>Emitir boletos</text:p>
          </table:table-cell>
          <table:table-cell table:style-name="ce15" office:value-type="string" calcext:value-type="string">
            <text:p>Emitir boletos para realizar o controle de pagamento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FIN</text:p>
          </table:table-cell>
          <table:table-cell table:style-name="ce25" office:value-type="float" office:value="36" calcext:value-type="float">
            <text:p>36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44];&quot;_&quot;;[.E44])" office:value-type="string" office:string-value="37_RF" calcext:value-type="string">
            <text:p>37_RF</text:p>
          </table:table-cell>
          <table:table-cell table:style-name="ce12" office:value-type="string" calcext:value-type="string">
            <text:p>Receber boletos</text:p>
          </table:table-cell>
          <table:table-cell table:style-name="ce15" office:value-type="string" calcext:value-type="string">
            <text:p>Receber boletos para realizar o controle de pagamento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FIN</text:p>
          </table:table-cell>
          <table:table-cell table:style-name="ce25" office:value-type="float" office:value="37" calcext:value-type="float">
            <text:p>37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 office:value-type="string" calcext:value-type="string">
            <text:p>OFF</text:p>
          </table:table-cell>
          <table:table-cell table:style-name="ce5" table:formula="of:=CONCATENATE([.G45];&quot;_&quot;;[.E45])" office:value-type="string" office:string-value="38_RF" calcext:value-type="string">
            <text:p>38_RF</text:p>
          </table:table-cell>
          <table:table-cell table:style-name="ce12" office:value-type="string" calcext:value-type="string">
            <text:p>Controle de pagamento</text:p>
          </table:table-cell>
          <table:table-cell table:style-name="ce15" office:value-type="string" calcext:value-type="string">
            <text:p>Controle de todos os tipos de pagamentos do estabelecimento, tanto recebíveis como contas a pagar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FIN</text:p>
          </table:table-cell>
          <table:table-cell table:style-name="ce25" office:value-type="float" office:value="38" calcext:value-type="float">
            <text:p>38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46];&quot;_&quot;;[.E46])" office:value-type="string" office:string-value="39_RF" calcext:value-type="string">
            <text:p>39_RF</text:p>
          </table:table-cell>
          <table:table-cell table:style-name="ce12" office:value-type="string" calcext:value-type="string">
            <text:p>Calcular o valor da mensalidade </text:p>
          </table:table-cell>
          <table:table-cell table:style-name="ce15" office:value-type="string" calcext:value-type="string">
            <text:p>Calcula o valor da mensalidade automáticamente a partir da carga horária cursad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FIN</text:p>
          </table:table-cell>
          <table:table-cell table:style-name="ce25" office:value-type="float" office:value="39" calcext:value-type="float">
            <text:p>39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47];&quot;_&quot;;[.E47])" office:value-type="string" office:string-value="40_RF" calcext:value-type="string">
            <text:p>40_RF</text:p>
          </table:table-cell>
          <table:table-cell table:style-name="ce14" office:value-type="string" calcext:value-type="string">
            <text:p>Cadastrar boleto com mensalidade fixa</text:p>
          </table:table-cell>
          <table:table-cell table:style-name="ce15" office:value-type="string" calcext:value-type="string">
            <text:p>Cadastro de mensalidade não automatica por carga horária. Valor fixo por financiamento ou bola de estudo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FIN</text:p>
          </table:table-cell>
          <table:table-cell table:style-name="ce25" office:value-type="float" office:value="40" calcext:value-type="float">
            <text:p>40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48];&quot;_&quot;;[.E48])" office:value-type="string" office:string-value="41_RI" calcext:value-type="string">
            <text:p>41_RI</text:p>
          </table:table-cell>
          <table:table-cell table:style-name="ce15" office:value-type="string" calcext:value-type="string">
            <text:p>Integração com programas de financiamento estudantil</text:p>
          </table:table-cell>
          <table:table-cell table:style-name="ce15" office:value-type="string" calcext:value-type="string">
            <text:p>Integração automática com os principais programas de financiamento estudantil (FIES, ProUni) além de financiamentos oriundos de instituições financeiras privadas ou patrocinadores</text:p>
          </table:table-cell>
          <table:table-cell table:style-name="ce3" office:value-type="string" calcext:value-type="string">
            <text:p>RI</text:p>
          </table:table-cell>
          <table:table-cell table:style-name="ce3" office:value-type="string" calcext:value-type="string">
            <text:p>FIN</text:p>
          </table:table-cell>
          <table:table-cell table:style-name="ce25" office:value-type="float" office:value="41" calcext:value-type="float">
            <text:p>41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6" table:number-rows-spanned="1">
            <text:p>4. Modulo Biblioteca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5"/>
          <table:table-cell table:style-name="ce5" table:formula="of:=CONCATENATE([.G50];&quot;_&quot;;[.E50])" office:value-type="string" office:string-value="42_RF" calcext:value-type="string">
            <text:p>42_RF</text:p>
          </table:table-cell>
          <table:table-cell table:style-name="ce12" office:value-type="string" calcext:value-type="string">
            <text:p>Cadastrar obras </text:p>
          </table:table-cell>
          <table:table-cell table:style-name="ce15" office:value-type="string" calcext:value-type="string">
            <text:p>Cadastrar obras como livros, revistas, jornais e CD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BIBL</text:p>
          </table:table-cell>
          <table:table-cell table:style-name="ce25" office:value-type="float" office:value="42" calcext:value-type="float">
            <text:p>42.00</text:p>
          </table:table-cell>
          <table:table-cell table:style-name="ce12" office:value-type="string" calcext:value-type="string">
            <text:p>65_RF</text:p>
          </table:table-cell>
          <table:table-cell table:style-name="ce12" office:value-type="string" calcext:value-type="string">
            <text:p>Login</text:p>
          </table:table-cell>
          <table:table-cell table:style-name="ce18" table:number-columns-repeated="7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51];&quot;_&quot;;[.E51])" office:value-type="string" office:string-value="43_RF" calcext:value-type="string">
            <text:p>43_RF</text:p>
          </table:table-cell>
          <table:table-cell table:style-name="ce12" office:value-type="string" calcext:value-type="string">
            <text:p>Cadastrar aluno</text:p>
          </table:table-cell>
          <table:table-cell table:style-name="ce15" office:value-type="string" calcext:value-type="string">
            <text:p>Cadastrar um aluno à bibliotec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BIBL</text:p>
          </table:table-cell>
          <table:table-cell table:style-name="ce25" office:value-type="float" office:value="43" calcext:value-type="float">
            <text:p>43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52];&quot;_&quot;;[.E52])" office:value-type="string" office:string-value="44_RF" calcext:value-type="string">
            <text:p>44_RF</text:p>
          </table:table-cell>
          <table:table-cell table:style-name="ce15" office:value-type="string" calcext:value-type="string">
            <text:p>Cadastrar professor</text:p>
          </table:table-cell>
          <table:table-cell table:style-name="ce12" office:value-type="string" calcext:value-type="string">
            <text:p>Cadastrar um professor à bibliotec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BIBL</text:p>
          </table:table-cell>
          <table:table-cell table:style-name="ce25" office:value-type="float" office:value="44" calcext:value-type="float">
            <text:p>44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53];&quot;_&quot;;[.E53])" office:value-type="string" office:string-value="45_RF" calcext:value-type="string">
            <text:p>45_RF</text:p>
          </table:table-cell>
          <table:table-cell table:style-name="ce12" office:value-type="string" calcext:value-type="string">
            <text:p>Cadastrar funcionário</text:p>
          </table:table-cell>
          <table:table-cell table:style-name="ce15" office:value-type="string" calcext:value-type="string">
            <text:p>Cadastrar um funcionário à bibliotec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BIBL</text:p>
          </table:table-cell>
          <table:table-cell table:style-name="ce25" office:value-type="float" office:value="45" calcext:value-type="float">
            <text:p>45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54];&quot;_&quot;;[.E54])" office:value-type="string" office:string-value="46_RF" calcext:value-type="string">
            <text:p>46_RF</text:p>
          </table:table-cell>
          <table:table-cell table:style-name="ce12" office:value-type="string" calcext:value-type="string">
            <text:p>Cadastrar dados da obra</text:p>
          </table:table-cell>
          <table:table-cell table:style-name="ce15" office:value-type="string" calcext:value-type="string">
            <text:p>Preencher dados como Matéria, autor, diretor e produtor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BIBL</text:p>
          </table:table-cell>
          <table:table-cell table:style-name="ce25" office:value-type="float" office:value="46" calcext:value-type="float">
            <text:p>46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55];&quot;_&quot;;[.E55])" office:value-type="string" office:string-value="47_RF" calcext:value-type="string">
            <text:p>47_RF</text:p>
          </table:table-cell>
          <table:table-cell table:style-name="ce12" office:value-type="string" calcext:value-type="string">
            <text:p>Emitir relatórios gerenciais</text:p>
          </table:table-cell>
          <table:table-cell table:style-name="ce15" office:value-type="string" calcext:value-type="string">
            <text:p>Emissão de relatórios gerencias para maior controle e gestão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BIBL</text:p>
          </table:table-cell>
          <table:table-cell table:style-name="ce25" office:value-type="float" office:value="47" calcext:value-type="float">
            <text:p>47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56];&quot;_&quot;;[.E56])" office:value-type="string" office:string-value="48_RF" calcext:value-type="string">
            <text:p>48_RF</text:p>
          </table:table-cell>
          <table:table-cell table:style-name="ce12" office:value-type="string" calcext:value-type="string">
            <text:p>Empréstimo de obras</text:p>
          </table:table-cell>
          <table:table-cell table:style-name="ce15" office:value-type="string" calcext:value-type="string">
            <text:p>O sistema deve permitir o empréstimo de obras a alunos e docente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BIBL</text:p>
          </table:table-cell>
          <table:table-cell table:style-name="ce25" office:value-type="float" office:value="48" calcext:value-type="float">
            <text:p>48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57];&quot;_&quot;;[.E57])" office:value-type="string" office:string-value="49_RF" calcext:value-type="string">
            <text:p>49_RF</text:p>
          </table:table-cell>
          <table:table-cell table:style-name="ce12" office:value-type="string" calcext:value-type="string">
            <text:p>Gerenciar empréstimo de obras</text:p>
          </table:table-cell>
          <table:table-cell table:style-name="ce15" office:value-type="string" calcext:value-type="string">
            <text:p>Gerencia os empréstimos das obra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BIBL</text:p>
          </table:table-cell>
          <table:table-cell table:style-name="ce25" office:value-type="float" office:value="49" calcext:value-type="float">
            <text:p>49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58];&quot;_&quot;;[.E58])" office:value-type="string" office:string-value="50_RF" calcext:value-type="string">
            <text:p>50_RF</text:p>
          </table:table-cell>
          <table:table-cell table:style-name="ce12" office:value-type="string" calcext:value-type="string">
            <text:p>Sistema de pesquisa</text:p>
          </table:table-cell>
          <table:table-cell table:style-name="ce15" office:value-type="string" calcext:value-type="string">
            <text:p>Sistema de pesquisa com filtragem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BIBL</text:p>
          </table:table-cell>
          <table:table-cell table:style-name="ce25" office:value-type="float" office:value="50" calcext:value-type="float">
            <text:p>50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6" table:number-rows-spanned="1">
            <text:p>5. Modulo Almoxarifado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5"/>
          <table:table-cell table:style-name="ce5" table:formula="of:=CONCATENATE([.G60];&quot;_&quot;;[.E60])" office:value-type="string" office:string-value="51_RF" calcext:value-type="string">
            <text:p>51_RF</text:p>
          </table:table-cell>
          <table:table-cell table:style-name="ce16" office:value-type="string" calcext:value-type="string">
            <text:p>Cadastrar produto</text:p>
          </table:table-cell>
          <table:table-cell table:style-name="ce15" office:value-type="string" calcext:value-type="string">
            <text:p>Cadastrar produto consumível e não consumível.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LM</text:p>
          </table:table-cell>
          <table:table-cell table:style-name="ce25" office:value-type="float" office:value="51" calcext:value-type="float">
            <text:p>51.00</text:p>
          </table:table-cell>
          <table:table-cell table:style-name="ce12" office:value-type="string" calcext:value-type="string">
            <text:p>66_RF</text:p>
          </table:table-cell>
          <table:table-cell table:style-name="ce12" office:value-type="string" calcext:value-type="string">
            <text:p>Lançar Relatorios</text:p>
          </table:table-cell>
          <table:table-cell table:style-name="ce18" table:number-columns-repeated="7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52_RF</text:p>
          </table:table-cell>
          <table:table-cell table:style-name="ce17" office:value-type="string" calcext:value-type="string">
            <text:p>Criar relatórios</text:p>
          </table:table-cell>
          <table:table-cell table:style-name="ce15" office:value-type="string" calcext:value-type="string">
            <text:p>Criar relatórios estoque <text:s/>mínimo <text:s/>e <text:s/>estoque <text:s/>máximo, <text:s/>referência <text:s/>(usado <text:s/>para código <text:s/>do <text:s/>fabricante <text:s/>ou <text:s/>outro <text:s/>código <text:s/>qualquer), <text:s/>localização <text:s/>( por <text:s/>exemplo: <text:s/>prat. <text:s/>A, <text:s/>gaveta <text:s/>B, corredor C, etc), campo do código de barras do produto, entre outros.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LM</text:p>
          </table:table-cell>
          <table:table-cell table:style-name="ce25" office:value-type="float" office:value="52" calcext:value-type="float">
            <text:p>52.00</text:p>
          </table:table-cell>
          <table:table-cell table:style-name="ce12" table:number-columns-repeated="2"/>
          <table:table-cell table:style-name="ce18" table:number-columns-repeated="7"/>
          <table:table-cell table:number-columns-repeated="1008"/>
        </table:table-row>
        <table:table-row table:style-name="ro1">
          <table:table-cell table:style-name="ce5" office:value-type="string" calcext:value-type="string">
            <text:p>OFF</text:p>
          </table:table-cell>
          <table:table-cell table:style-name="ce5" table:formula="of:=CONCATENATE([.G62];&quot;_&quot;;[.E62])" office:value-type="string" office:string-value="53_RF" calcext:value-type="string">
            <text:p>53_RF</text:p>
          </table:table-cell>
          <table:table-cell table:style-name="ce12" office:value-type="string" calcext:value-type="string">
            <text:p>Cadastrar produto consumível</text:p>
          </table:table-cell>
          <table:table-cell table:style-name="ce15" office:value-type="string" calcext:value-type="string">
            <text:p>Cadastrar produto consumível que sai do estoque e não volta mai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LM</text:p>
          </table:table-cell>
          <table:table-cell table:style-name="ce25" office:value-type="float" office:value="53" calcext:value-type="float">
            <text:p>53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 office:value-type="string" calcext:value-type="string">
            <text:p>OFF</text:p>
          </table:table-cell>
          <table:table-cell table:style-name="ce5" table:formula="of:=CONCATENATE([.G63];&quot;_&quot;;[.E63])" office:value-type="string" office:string-value="54_RF" calcext:value-type="string">
            <text:p>54_RF</text:p>
          </table:table-cell>
          <table:table-cell table:style-name="ce12" office:value-type="string" calcext:value-type="string">
            <text:p>Cadastrar produto não-consumível</text:p>
          </table:table-cell>
          <table:table-cell table:style-name="ce15" office:value-type="string" calcext:value-type="string">
            <text:p>Cadastrar produto não-consumível que sai do estoque e obrigatoriamente deve voltar ao estoque em um determinado momento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LM</text:p>
          </table:table-cell>
          <table:table-cell table:style-name="ce25" office:value-type="float" office:value="54" calcext:value-type="float">
            <text:p>54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3" table:number-columns-repeated="2"/>
          <table:table-cell table:style-name="ce25"/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 office:value-type="string" calcext:value-type="string">
            <text:p>OFF</text:p>
          </table:table-cell>
          <table:table-cell table:style-name="ce5" table:formula="of:=CONCATENATE([.G65];&quot;_&quot;;[.E65])" office:value-type="string" office:string-value="55_RF" calcext:value-type="string">
            <text:p>55_RF</text:p>
          </table:table-cell>
          <table:table-cell table:style-name="ce12" office:value-type="string" calcext:value-type="string">
            <text:p>Cadastrar bem servivel</text:p>
          </table:table-cell>
          <table:table-cell table:style-name="ce15" office:value-type="string" calcext:value-type="string">
            <text:p>Cadastrar bem servivel com numero de controle de bem (tombo)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LM</text:p>
          </table:table-cell>
          <table:table-cell table:style-name="ce25" office:value-type="float" office:value="55" calcext:value-type="float">
            <text:p>55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office:value-type="string" calcext:value-type="string">
            <text:p>67_RF</text:p>
          </table:table-cell>
          <table:table-cell table:style-name="ce12" office:value-type="string" calcext:value-type="string">
            <text:p>Cadastrar bem</text:p>
          </table:table-cell>
          <table:table-cell table:style-name="ce15" office:value-type="string" calcext:value-type="string">
            <text:p>Cadastrar bem servivel e inservivel com numero de controle de bem(tombo)</text:p>
          </table:table-cell>
          <table:table-cell table:style-name="ce3" table:number-columns-repeated="2"/>
          <table:table-cell table:style-name="ce25"/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 office:value-type="string" calcext:value-type="string">
            <text:p>OFF</text:p>
          </table:table-cell>
          <table:table-cell table:style-name="ce5" table:formula="of:=CONCATENATE([.G67];&quot;_&quot;;[.E67])" office:value-type="string" office:string-value="56_RF" calcext:value-type="string">
            <text:p>56_RF</text:p>
          </table:table-cell>
          <table:table-cell table:style-name="ce12" office:value-type="string" calcext:value-type="string">
            <text:p>Cadastrar bem inservivel</text:p>
          </table:table-cell>
          <table:table-cell table:style-name="ce15" office:value-type="string" calcext:value-type="string">
            <text:p>Cadastrar bem inservivel com numero de controle de bem(tombo)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LM</text:p>
          </table:table-cell>
          <table:table-cell table:style-name="ce25" office:value-type="float" office:value="56" calcext:value-type="float">
            <text:p>56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68];&quot;_&quot;;[.E68])" office:value-type="string" office:string-value="57_RF" calcext:value-type="string">
            <text:p>57_RF</text:p>
          </table:table-cell>
          <table:table-cell table:style-name="ce12" office:value-type="string" calcext:value-type="string">
            <text:p>Controle de bens serviveis</text:p>
          </table:table-cell>
          <table:table-cell table:style-name="ce15" office:value-type="string" calcext:value-type="string">
            <text:p>Controlar bens servivei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LM</text:p>
          </table:table-cell>
          <table:table-cell table:style-name="ce25" office:value-type="float" office:value="57" calcext:value-type="float">
            <text:p>57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69];&quot;_&quot;;[.E69])" office:value-type="string" office:string-value="58_RF" calcext:value-type="string">
            <text:p>58_RF</text:p>
          </table:table-cell>
          <table:table-cell table:style-name="ce12" office:value-type="string" calcext:value-type="string">
            <text:p>Controle de bens inserviveis</text:p>
          </table:table-cell>
          <table:table-cell table:style-name="ce15" office:value-type="string" calcext:value-type="string">
            <text:p>Controlar bens inservivei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LM</text:p>
          </table:table-cell>
          <table:table-cell table:style-name="ce25" office:value-type="float" office:value="58" calcext:value-type="float">
            <text:p>58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6" table:number-rows-spanned="1">
            <text:p>6. Modulo Administrativo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5"/>
          <table:table-cell table:style-name="ce5" table:formula="of:=CONCATENATE([.G71];&quot;_&quot;;[.E71])" office:value-type="string" office:string-value="59_RF" calcext:value-type="string">
            <text:p>59_RF</text:p>
          </table:table-cell>
          <table:table-cell table:style-name="ce12" office:value-type="string" calcext:value-type="string">
            <text:p>Gerenciar centro de custo</text:p>
          </table:table-cell>
          <table:table-cell table:style-name="ce15" office:value-type="string" calcext:value-type="string">
            <text:p>Gerenciar custos dos setores Academico, Biblioteca, Almoxarifado e Financeiro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DM</text:p>
          </table:table-cell>
          <table:table-cell table:style-name="ce25" office:value-type="float" office:value="59" calcext:value-type="float">
            <text:p>59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/>
          <table:table-cell table:style-name="ce5" table:formula="of:=CONCATENATE([.G72];&quot;_&quot;;[.E72])" office:value-type="string" office:string-value="60_RF" calcext:value-type="string">
            <text:p>60_RF</text:p>
          </table:table-cell>
          <table:table-cell table:style-name="ce12" office:value-type="string" calcext:value-type="string">
            <text:p>Distribuir recursos</text:p>
          </table:table-cell>
          <table:table-cell table:style-name="ce15" office:value-type="string" calcext:value-type="string">
            <text:p>Distribuir recursos por centro de custos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DM</text:p>
          </table:table-cell>
          <table:table-cell table:style-name="ce25" office:value-type="float" office:value="60" calcext:value-type="float">
            <text:p>60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5" office:value-type="string" calcext:value-type="string">
            <text:p>OFF</text:p>
          </table:table-cell>
          <table:table-cell table:style-name="ce5" table:formula="of:=CONCATENATE([.G73];&quot;_&quot;;[.E73])" office:value-type="string" office:string-value="61_RF" calcext:value-type="string">
            <text:p>61_RF</text:p>
          </table:table-cell>
          <table:table-cell table:style-name="ce12" office:value-type="string" calcext:value-type="string">
            <text:p>Gerenciar recursos</text:p>
          </table:table-cell>
          <table:table-cell table:style-name="ce15" office:value-type="string" calcext:value-type="string">
            <text:p>Gerenciar recursos por centro de custo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ADM</text:p>
          </table:table-cell>
          <table:table-cell table:style-name="ce25" office:value-type="float" office:value="61" calcext:value-type="float">
            <text:p>61.00</text:p>
          </table:table-cell>
          <table:table-cell table:style-name="ce18" table:number-columns-repeated="9"/>
          <table:table-cell table:number-columns-repeated="1008"/>
        </table:table-row>
        <table:table-row table:style-name="ro1">
          <table:table-cell table:style-name="ce2"/>
          <table:table-cell table:style-name="ce9" office:value-type="string" calcext:value-type="string" table:number-columns-spanned="26" table:number-rows-spanned="1">
            <text:p>6.1 Recursos Humanos</text:p>
          </table:table-cell>
          <table:covered-table-cell table:number-columns-repeated="25"/>
          <table:table-cell table:number-columns-repeated="997"/>
        </table:table-row>
        <table:table-row table:style-name="ro1">
          <table:table-cell table:style-name="ce5"/>
          <table:table-cell table:style-name="ce5" table:formula="of:=CONCATENATE([.G75];&quot;_&quot;;[.E75])" office:value-type="string" office:string-value="62_RF" calcext:value-type="string">
            <text:p>62_RF</text:p>
          </table:table-cell>
          <table:table-cell table:style-name="ce12" office:value-type="string" calcext:value-type="string">
            <text:p>Cadastrar funcionario</text:p>
          </table:table-cell>
          <table:table-cell table:style-name="ce15" office:value-type="string" calcext:value-type="string">
            <text:p>Cadastrar funcionario com distinção de função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RH</text:p>
          </table:table-cell>
          <table:table-cell table:style-name="ce25" office:value-type="float" office:value="62" calcext:value-type="float">
            <text:p>62.00</text:p>
          </table:table-cell>
          <table:table-cell table:style-name="ce18" table:number-columns-repeated="11"/>
          <table:table-cell table:number-columns-repeated="1006"/>
        </table:table-row>
        <table:table-row table:style-name="ro1">
          <table:table-cell table:style-name="ce5"/>
          <table:table-cell table:style-name="ce5" table:formula="of:=CONCATENATE([.G76];&quot;_&quot;;[.E76])" office:value-type="string" office:string-value="63_RF" calcext:value-type="string">
            <text:p>63_RF</text:p>
          </table:table-cell>
          <table:table-cell table:style-name="ce12" office:value-type="string" calcext:value-type="string">
            <text:p>Calcular folha de pagamento</text:p>
          </table:table-cell>
          <table:table-cell table:style-name="ce15" office:value-type="string" calcext:value-type="string">
            <text:p>Calcula hora trabalhada x valor hora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RH</text:p>
          </table:table-cell>
          <table:table-cell table:style-name="ce25" office:value-type="float" office:value="63" calcext:value-type="float">
            <text:p>63.00</text:p>
          </table:table-cell>
          <table:table-cell table:style-name="ce18" table:number-columns-repeated="11"/>
          <table:table-cell table:number-columns-repeated="1006"/>
        </table:table-row>
        <table:table-row table:style-name="ro1">
          <table:table-cell table:style-name="ce5"/>
          <table:table-cell table:style-name="ce5" table:formula="of:=CONCATENATE([.G77];&quot;_&quot;;[.E77])" office:value-type="string" office:string-value="64_RF" calcext:value-type="string">
            <text:p>64_RF</text:p>
          </table:table-cell>
          <table:table-cell table:style-name="ce12" office:value-type="string" calcext:value-type="string">
            <text:p>Emitir folha de pagamento</text:p>
          </table:table-cell>
          <table:table-cell table:style-name="ce15" office:value-type="string" calcext:value-type="string">
            <text:p>Emite a folha de pagamento do funcionário 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RH</text:p>
          </table:table-cell>
          <table:table-cell table:style-name="ce25" office:value-type="float" office:value="64" calcext:value-type="float">
            <text:p>64.00</text:p>
          </table:table-cell>
          <table:table-cell table:style-name="ce18" table:number-columns-repeated="11"/>
          <table:table-cell table:number-columns-repeated="1006"/>
        </table:table-row>
        <table:table-row table:style-name="ro1">
          <table:table-cell table:style-name="ce5"/>
          <table:table-cell table:style-name="ce5" table:formula="of:=CONCATENATE([.G78];&quot;_&quot;;[.E78])" office:value-type="string" office:string-value="65_RF" calcext:value-type="string">
            <text:p>65_RF</text:p>
          </table:table-cell>
          <table:table-cell table:style-name="ce12" office:value-type="string" calcext:value-type="string">
            <text:p>Autorizar transações financeiras</text:p>
          </table:table-cell>
          <table:table-cell table:style-name="ce15" office:value-type="string" calcext:value-type="string">
            <text:p>Autorizar transações financeiras entre centro de custo e institução, entidades internas ou externas( banco, fornecedores, etc...)</text:p>
          </table:table-cell>
          <table:table-cell table:style-name="ce3" office:value-type="string" calcext:value-type="string">
            <text:p>RF</text:p>
          </table:table-cell>
          <table:table-cell table:style-name="ce3" office:value-type="string" calcext:value-type="string">
            <text:p>RH</text:p>
          </table:table-cell>
          <table:table-cell table:style-name="ce25" office:value-type="float" office:value="65" calcext:value-type="float">
            <text:p>65.00</text:p>
          </table:table-cell>
          <table:table-cell table:style-name="ce18" table:number-columns-repeated="11"/>
          <table:table-cell table:number-columns-repeated="1006"/>
        </table:table-row>
        <table:table-row table:style-name="ro1">
          <table:table-cell table:style-name="ce7"/>
          <table:table-cell table:style-name="ce7" office:value-type="string" calcext:value-type="string">
            <text:p>68_RF</text:p>
          </table:table-cell>
          <table:table-cell table:style-name="ce12" office:value-type="string" calcext:value-type="string">
            <text:p>Sistema de Login</text:p>
          </table:table-cell>
          <table:table-cell table:style-name="ce15" office:value-type="string" calcext:value-type="string">
            <text:p>O sistema deve conter um sistema de login, separando contas por tipo e nivel de permissão</text:p>
          </table:table-cell>
          <table:table-cell table:style-name="ce3" office:value-type="string" calcext:value-type="string">
            <text:p>RF</text:p>
          </table:table-cell>
          <table:table-cell table:style-name="ce22"/>
          <table:table-cell table:style-name="ce25" office:value-type="float" office:value="68" calcext:value-type="float">
            <text:p>68.00</text:p>
          </table:table-cell>
          <table:table-cell table:style-name="ce18" table:number-columns-repeated="11"/>
          <table:table-cell table:number-columns-repeated="1006"/>
        </table:table-row>
        <table:table-row table:style-name="ro1" table:number-rows-repeated="77">
          <table:table-cell table:style-name="ce7" table:number-columns-repeated="2"/>
          <table:table-cell table:style-name="ce18"/>
          <table:table-cell table:style-name="ce15"/>
          <table:table-cell table:style-name="ce3"/>
          <table:table-cell table:style-name="ce22"/>
          <table:table-cell table:style-name="ce26"/>
          <table:table-cell table:style-name="ce18" table:number-columns-repeated="11"/>
          <table:table-cell table:number-columns-repeated="1006"/>
        </table:table-row>
        <table:table-row table:style-name="ro1" table:number-rows-repeated="846">
          <table:table-cell table:style-name="ce8" table:number-columns-repeated="2"/>
          <table:table-cell table:style-name="ce19"/>
          <table:table-cell table:style-name="ce15"/>
          <table:table-cell table:style-name="ce3"/>
          <table:table-cell table:style-name="ce23"/>
          <table:table-cell table:style-name="ce27"/>
          <table:table-cell table:number-columns-repeated="1017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2 Facilidades aos Professores" table:style-name="ta2">
        <table:table-column table:style-name="co4" table:default-cell-style-name="Default"/>
        <table:table-column table:style-name="co5" table:default-cell-style-name="Default"/>
        <table:table-column table:style-name="co4" table:number-columns-repeated="1022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12" office:value-type="string" calcext:value-type="string">
            <text:p>REQUISITO</text:p>
          </table:table-cell>
          <table:table-cell table:style-name="ce1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MÓDULO</text:p>
          </table:table-cell>
          <table:table-cell table:number-columns-repeated="1019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1 Melhor Gestão para Secretaria..." table:style-name="ta3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9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12" office:value-type="string" calcext:value-type="string">
            <text:p>REQUISITO</text:p>
          </table:table-cell>
          <table:table-cell table:style-name="ce1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MÓDULO</text:p>
          </table:table-cell>
          <table:table-cell table:number-columns-repeated="1019"/>
        </table:table-row>
        <table:table-row table:style-name="ro1">
          <table:table-cell table:style-name="ce30" table:number-columns-spanned="26" table:number-rows-spanned="1"/>
          <table:covered-table-cell table:number-columns-repeated="25"/>
          <table:table-cell table:number-columns-repeated="998"/>
        </table:table-row>
        <table:table-row table:style-name="ro1">
          <table:table-cell table:style-name="ce31"/>
          <table:table-cell table:style-name="ce12" office:value-type="string" calcext:value-type="string">
            <text:p>Cadastrar coordenador</text:p>
          </table:table-cell>
          <table:table-cell table:style-name="ce12" office:value-type="string" calcext:value-type="string">
            <text:p>Cadastra o(a) coordenador(a) do curso</text:p>
          </table:table-cell>
          <table:table-cell table:style-name="ce29"/>
          <table:table-cell table:style-name="ce34" office:value-type="string" calcext:value-type="string">
            <text:p>COD - 2</text:p>
          </table:table-cell>
          <table:table-cell table:number-columns-repeated="1019"/>
        </table:table-row>
        <table:table-row table:style-name="ro1">
          <table:table-cell table:style-name="ce32"/>
          <table:table-cell table:style-name="ce12" office:value-type="string" calcext:value-type="string">
            <text:p>Cadastrar prazos e metas </text:p>
          </table:table-cell>
          <table:table-cell table:style-name="ce12" office:value-type="string" calcext:value-type="string">
            <text:p>Prazos e metas cadastrados por coodernadores. **Provavelmente seja prazo da turma**</text:p>
          </table:table-cell>
          <table:table-cell/>
          <table:table-cell table:style-name="ce34" office:value-type="string" calcext:value-type="string">
            <text:p>COD - 2</text:p>
          </table:table-cell>
          <table:table-cell table:number-columns-repeated="1019"/>
        </table:table-row>
        <table:table-row table:style-name="ro1">
          <table:table-cell table:style-name="ce33"/>
          <table:table-cell table:style-name="ce12" office:value-type="string" calcext:value-type="string">
            <text:p>Auditar o diário de aula</text:p>
          </table:table-cell>
          <table:table-cell table:style-name="ce12" office:value-type="string" calcext:value-type="string">
            <text:p>Verificar se dados lançados referentes a o diário de classe estão corretos</text:p>
          </table:table-cell>
          <table:table-cell table:style-name="ce18"/>
          <table:table-cell table:style-name="ce34" office:value-type="string" calcext:value-type="string">
            <text:p>COD - 2</text:p>
          </table:table-cell>
          <table:table-cell table:style-name="ce18" table:number-columns-repeated="10"/>
          <table:table-cell table:number-columns-repeated="1009"/>
        </table:table-row>
        <table:table-row table:style-name="ro1">
          <table:table-cell table:style-name="ce33"/>
          <table:table-cell table:style-name="ce12" office:value-type="string" calcext:value-type="string">
            <text:p>Consultar avaliações</text:p>
          </table:table-cell>
          <table:table-cell table:style-name="ce12" office:value-type="string" calcext:value-type="string">
            <text:p>Consultar avaliações por turma e disciplina</text:p>
          </table:table-cell>
          <table:table-cell table:style-name="ce18"/>
          <table:table-cell table:style-name="ce34" office:value-type="string" calcext:value-type="string">
            <text:p>COD - 2</text:p>
          </table:table-cell>
          <table:table-cell table:style-name="ce18" table:number-columns-repeated="10"/>
          <table:table-cell table:number-columns-repeated="1009"/>
        </table:table-row>
        <table:table-row table:style-name="ro1">
          <table:table-cell table:style-name="ce33"/>
          <table:table-cell table:style-name="ce12" office:value-type="string" calcext:value-type="string">
            <text:p>Monitorar resultados do estudante</text:p>
          </table:table-cell>
          <table:table-cell table:style-name="ce12" office:value-type="string" calcext:value-type="string">
            <text:p>Monitorar os resultados do estudante</text:p>
          </table:table-cell>
          <table:table-cell table:style-name="ce18"/>
          <table:table-cell table:style-name="ce34" office:value-type="string" calcext:value-type="string">
            <text:p>COD - 2</text:p>
          </table:table-cell>
          <table:table-cell table:style-name="ce18" table:number-columns-repeated="10"/>
          <table:table-cell table:number-columns-repeated="1009"/>
        </table:table-row>
        <table:table-row table:style-name="ro1">
          <table:table-cell table:style-name="ce33"/>
          <table:table-cell table:style-name="ce12" office:value-type="string" calcext:value-type="string">
            <text:p>Análise curricular do Estudante</text:p>
          </table:table-cell>
          <table:table-cell table:style-name="ce12" office:value-type="string" calcext:value-type="string">
            <text:p>Analisar curriculo do Estudante</text:p>
          </table:table-cell>
          <table:table-cell table:style-name="ce18"/>
          <table:table-cell table:style-name="ce34" office:value-type="string" calcext:value-type="string">
            <text:p>COD - 2</text:p>
          </table:table-cell>
          <table:table-cell table:style-name="ce18" table:number-columns-repeated="10"/>
          <table:table-cell table:number-columns-repeated="100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3 Benefícios aos estudantes " table:style-name="ta4">
        <table:table-column table:style-name="co4" table:default-cell-style-name="Default"/>
        <table:table-column table:style-name="co5" table:default-cell-style-name="Default"/>
        <table:table-column table:style-name="co4" table:number-columns-repeated="1022" table:default-cell-style-name="Default"/>
        <table:table-row table:style-name="ro1">
          <table:table-cell table:style-name="ce28" office:value-type="string" calcext:value-type="string">
            <text:p>ID</text:p>
          </table:table-cell>
          <table:table-cell table:style-name="ce12" office:value-type="string" calcext:value-type="string">
            <text:p>REQUISITO</text:p>
          </table:table-cell>
          <table:table-cell table:style-name="ce12" office:value-type="string" calcext:value-type="string">
            <text:p>DESCRIÇÃO</text:p>
          </table:table-cell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>
            <text:p>MÓDULO</text:p>
          </table:table-cell>
          <table:table-cell table:number-columns-repeated="1019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._20_Módulo_20_Acadêmico" style:display-name="PageStyle_2. Módulo Acadêm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2_20_Facilidades_20_aos_20_Professores" style:display-name="PageStyle_2.2 Facilidades aos Professo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1_20_Melhor_20_Gestão_20_para_20_Secretaria..." style:display-name="PageStyle_2.1 Melhor Gestão para Secretaria...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3_20_Benefícios_20_aos_20_estudantes_20_" style:display-name="PageStyle_2.3 Benefícios aos estudantes 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66" meta:object-count="0"/>
    <meta:generator>LibreOfficeDev/6.0.5.2$Linux_X86_64 LibreOffice_project/</meta:generator>
  </office:meta>
</office:document-meta>
</file>